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ada" officeooo:paragraph-rsid="0000eada"/>
    </style:style>
    <style:style style:name="P2" style:family="paragraph" style:parent-style-name="Standard">
      <style:text-properties officeooo:rsid="0001cb7f" officeooo:paragraph-rsid="0001cb7f"/>
    </style:style>
    <style:style style:name="T1" style:family="text">
      <style:text-properties officeooo:rsid="0000eada"/>
    </style:style>
    <style:style style:name="T2" style:family="text">
      <style:text-properties officeooo:rsid="0001c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ernet Developer CIS122/44 - Survey of past experience</text:p>
      <text:p text:style-name="Standard"/>
      <text:p text:style-name="Standard">Do you have an Internet account at home?</text:p>
      <text:p text:style-name="P1"><text:tab/>Yes</text:p>
      <text:p text:style-name="Standard">Do you feel comfortable doing a simple search on the Web?</text:p>
      <text:p text:style-name="Standard"><text:tab/><text:span text:style-name="T1">Yes</text:span></text:p>
      <text:p text:style-name="Standard">Do you feel comfortable doing a complex search (using and and or etc) on the Web?</text:p>
      <text:p text:style-name="Standard"><text:tab/><text:span text:style-name="T1">Yes</text:span></text:p>
      <text:p text:style-name="Standard">What search engines do you use?</text:p>
      <text:p text:style-name="Standard"><text:tab/><text:span text:style-name="T1">Google</text:span></text:p>
      <text:p text:style-name="Standard">What browser do you use?</text:p>
      <text:p text:style-name="Standard"><text:tab/><text:span text:style-name="T1">Google Chrome, Firefox</text:span></text:p>
      <text:p text:style-name="Standard">Have you written HTML or XHTML code before? If so, how much?</text:p>
      <text:p text:style-name="Standard"><text:tab/><text:span text:style-name="T1">Yes, I took a couple online courses in HTML</text:span></text:p>
      <text:p text:style-name="Standard">Have you created a Web site? If so, is it currently on the Web? If so, what is the address? If so, what did you use to create the Web site?</text:p>
      <text:p text:style-name="Standard"><text:tab/><text:a xlink:type="simple" xlink:href="http://cisweb.bristolcc.edu/~bbartkowski11/allabout_me.html" text:style-name="Internet_20_link" text:visited-style-name="Visited_20_Internet_20_Link">http://cisweb.bristolcc.edu/~bbartkowski11/allabout_me.html</text:a> – <text:span text:style-name="T2">this is one that I wrote in your 120 class</text:span></text:p>
      <text:p text:style-name="Standard"><text:tab/><text:a xlink:type="simple" xlink:href="https://www.thedalaijava.com/" text:style-name="Internet_20_link" text:visited-style-name="Visited_20_Internet_20_Link">https://www.thedalaijava.com/</text:a> <text:span text:style-name="T2">the first website I assisted in creating, using Wix I think</text:span></text:p>
      <text:p text:style-name="Standard"/>
      <text:p text:style-name="Standard">Have you worked with packages that help you create a web site? If so, which ones?</text:p>
      <text:p text:style-name="Standard"><text:tab/><text:span text:style-name="T2">Wix</text:span></text:p>
      <text:p text:style-name="Standard">If you have a Web site, how did you install it?</text:p>
      <text:p text:style-name="Standard"><text:tab/>?</text:p>
      <text:p text:style-name="Standard">If you have a Web site, do you maintain it?</text:p>
      <text:p text:style-name="Standard"><text:tab/><text:span text:style-name="T2">I did but I’ve since given the responsibility over to the owner of the shop </text:span></text:p>
      <text:p text:style-name="Standard"/>
      <text:p text:style-name="Standard">Have you worked with any graphic tools?</text:p>
      <text:p text:style-name="Standard"><text:tab/><text:span text:style-name="T2">No</text:span></text:p>
      <text:p text:style-name="Standard"/>
      <text:p text:style-name="Standard">Have you worked with any programming languages?</text:p>
      <text:p text:style-name="Standard"><text:tab/><text:span text:style-name="T1">SQL, HTML, PHP, C++</text:span></text:p>
      <text:p text:style-name="Standard"/>
      <text:p text:style-name="Standard">Have you created a blog?</text:p>
      <text:p text:style-name="Standard"><text:tab/><text:span text:style-name="T2">No</text:span></text:p>
      <text:p text:style-name="Standard"/>
      <text:p text:style-name="Standard">Have you done any social networking and created sites? If so, which?</text:p>
      <text:p text:style-name="P2"><text:tab/>N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15:59:03.872000000</meta:creation-date>
    <dc:date>2021-09-11T16:40:35.469000000</dc:date>
    <meta:editing-duration>PT21M11S</meta:editing-duration>
    <meta:editing-cycles>1</meta:editing-cycles>
    <meta:document-statistic meta:table-count="0" meta:image-count="0" meta:object-count="0" meta:page-count="1" meta:paragraph-count="30" meta:word-count="228" meta:character-count="1231" meta:non-whitespace-character-count="1015"/>
    <meta:generator>LibreOffice/7.0.5.2$Windows_X86_64 LibreOffice_project/64390860c6cd0aca4beafafcfd84613dd9dfb63a</meta:generator>
  </office:meta>
</office:document-meta>
</file>